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44cm" fo:min-width="3.8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194d" draw:textarea-horizontal-align="justify" draw:textarea-vertical-align="middle" draw:auto-grow-height="false" fo:min-height="1.833cm" fo:min-width="3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66cm" fo:min-width="8.28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ato" fo:font-size="25pt" style:font-size-asian="25pt" style:font-size-complex="25pt"/>
    </style:style>
    <style:style style:name="P4" style:family="paragraph">
      <loext:graphic-properties draw:fill="solid" draw:fill-color="#1a194d"/>
      <style:paragraph-properties fo:text-align="center" style:writing-mode="lr-tb"/>
      <style:text-properties style:font-name="Lato" fo:font-size="25pt" style:font-size-asian="25pt" style:font-size-complex="25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Lato" fo:font-size="50pt" style:font-size-asian="50pt" style:font-size-complex="50pt"/>
    </style:style>
    <style:style style:name="P6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o" fo:font-size="25pt" style:font-size-asian="25pt" style:font-size-complex="25pt"/>
    </style:style>
    <style:style style:name="T2" style:family="text">
      <style:text-properties fo:color="#ffffff" loext:opacity="100%" style:font-name="Lato" fo:font-size="50pt" style:font-size-asian="50pt" style:font-size-complex="50pt"/>
    </style:style>
    <style:style style:name="T3" style:family="text">
      <style:text-properties style:font-name="Lato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94cm" svg:height="4.394cm" svg:x="2.1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3.81cm" svg:x="2.438cm" svg:y="0.279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3" draw:text-style-name="P4" draw:layer="layout" svg:width="4.369cm" svg:height="2.083cm" svg:x="6.553cm" svg:y="4.445cm">
          <text:p text:style-name="P3"><text:span text:style-name="T1">FS1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2.728cm" svg:height="3.781cm" svg:x="1.905cm" svg:y="7.62cm">
          <draw:text-box>
            <text:p><text:span text:style-name="T2">Week 01</text:span></text:p>
            <text:p><text:span text:style-name="T2">Python Basics I </text:span></text:p>
          </draw:text-box>
        </draw:frame>
        <draw:custom-shape draw:style-name="gr5" draw:text-style-name="P1" draw:layer="layout" svg:width="8.788cm" svg:height="2.616cm" svg:x="10.897cm" svg:y="13.132cm">
          <text:p text:style-name="P6"><text:span text:style-name="T3">Mikhail Masyagin</text:span></text:p>
          <text:p text:style-name="P6"><text:span text:style-name="T3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2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0deg" draw:border="23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itmap_20_2" draw:display-name="Bitmap 2" xlink:href="Pictures/1000000100000B4000000654A9E3AE7720DB49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08-20T00:45:10.919782666</dc:date>
    <meta:editing-duration>PT11M51S</meta:editing-duration>
    <meta:editing-cycles>3</meta:editing-cycles>
    <meta:generator>LibreOffice/7.3.7.2$Linux_X86_64 LibreOffice_project/30$Build-2</meta:generator>
    <meta:document-statistic meta:object-count="31"/>
  </office:meta>
</office:document-meta>
</file>